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.96cm" fo:break-before="auto" fo:break-after="auto" table:align="center" fo:keep-with-next="auto" style:may-break-between-rows="true" table:border-model="collapsing"/>
    </style:style>
    <style:style style:name="Таблица1.A" style:family="table-column">
      <style:table-column-properties style:column-width="2.574cm"/>
    </style:style>
    <style:style style:name="Таблица1.B" style:family="table-column">
      <style:table-column-properties style:column-width="0.866cm"/>
    </style:style>
    <style:style style:name="Таблица1.C" style:family="table-column">
      <style:table-column-properties style:column-width="0.7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6.041cm" fo:margin-left="6.02cm" fo:break-before="auto" fo:break-after="auto" table:align="left" fo:keep-with-next="auto" style:may-break-between-rows="true" table:border-model="collapsing"/>
    </style:style>
    <style:style style:name="Таблица2.A" style:family="table-column">
      <style:table-column-properties style:column-width="2.577cm"/>
    </style:style>
    <style:style style:name="Таблица2.B" style:family="table-column">
      <style:table-column-properties style:column-width="0.76cm"/>
    </style:style>
    <style:style style:name="Таблица2.D" style:family="table-column">
      <style:table-column-properties style:column-width="0.97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0a2f0" officeooo:paragraph-rsid="0010a2f0"/>
    </style:style>
    <style:style style:name="P2" style:family="paragraph" style:parent-style-name="Standard">
      <style:text-properties officeooo:rsid="00112f7a" officeooo:paragraph-rsid="00112f7a"/>
    </style:style>
    <style:style style:name="P3" style:family="paragraph" style:parent-style-name="Standard">
      <style:text-properties officeooo:rsid="0012bf2d" officeooo:paragraph-rsid="0012bf2d"/>
    </style:style>
    <style:style style:name="P4" style:family="paragraph" style:parent-style-name="Standard">
      <style:text-properties officeooo:rsid="0012bf2d" officeooo:paragraph-rsid="0019b3fd"/>
    </style:style>
    <style:style style:name="P5" style:family="paragraph" style:parent-style-name="Standard">
      <style:text-properties fo:language="ru" fo:country="RU" officeooo:rsid="00136d34" officeooo:paragraph-rsid="00136d34"/>
    </style:style>
    <style:style style:name="P6" style:family="paragraph" style:parent-style-name="Standard">
      <style:text-properties fo:language="ru" fo:country="RU" officeooo:rsid="00136d34" officeooo:paragraph-rsid="0019b3fd"/>
    </style:style>
    <style:style style:name="P7" style:family="paragraph" style:parent-style-name="Standard">
      <style:text-properties fo:language="ru" fo:country="RU" officeooo:rsid="0014d28e" officeooo:paragraph-rsid="0014d28e"/>
    </style:style>
    <style:style style:name="P8" style:family="paragraph" style:parent-style-name="Standard">
      <style:text-properties fo:language="ru" fo:country="RU" officeooo:rsid="0014d28e" officeooo:paragraph-rsid="00159448"/>
    </style:style>
    <style:style style:name="P9" style:family="paragraph" style:parent-style-name="Standard">
      <style:text-properties fo:language="ru" fo:country="RU" officeooo:rsid="0014d28e" officeooo:paragraph-rsid="0019b3fd"/>
    </style:style>
    <style:style style:name="P10" style:family="paragraph" style:parent-style-name="Standard">
      <style:text-properties fo:language="ru" fo:country="RU" officeooo:rsid="00159448" officeooo:paragraph-rsid="00159448"/>
    </style:style>
    <style:style style:name="P11" style:family="paragraph" style:parent-style-name="Standard">
      <style:text-properties fo:language="ru" fo:country="RU" officeooo:rsid="0019371d" officeooo:paragraph-rsid="0019371d"/>
    </style:style>
    <style:style style:name="P12" style:family="paragraph" style:parent-style-name="Standard">
      <style:text-properties fo:language="ru" fo:country="RU" officeooo:rsid="0019b3fd" officeooo:paragraph-rsid="0019b3fd"/>
    </style:style>
    <style:style style:name="P13" style:family="paragraph" style:parent-style-name="Standard">
      <style:text-properties fo:language="ru" fo:country="RU" officeooo:rsid="001785f3" officeooo:paragraph-rsid="001b78f0"/>
    </style:style>
    <style:style style:name="P14" style:family="paragraph" style:parent-style-name="Standard">
      <style:text-properties fo:language="ru" fo:country="RU" officeooo:rsid="00201296" officeooo:paragraph-rsid="00201296"/>
    </style:style>
    <style:style style:name="P15" style:family="paragraph" style:parent-style-name="Standard">
      <style:text-properties fo:language="ru" fo:country="RU" fo:font-style="italic" fo:font-weight="bold" officeooo:rsid="00201296" officeooo:paragraph-rsid="00201296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rsid="00159448" officeooo:paragraph-rsid="00159448"/>
    </style:style>
    <style:style style:name="P17" style:family="paragraph" style:parent-style-name="Standard">
      <style:text-properties officeooo:rsid="001785f3" officeooo:paragraph-rsid="001785f3"/>
    </style:style>
    <style:style style:name="P18" style:family="paragraph" style:parent-style-name="Standard">
      <style:text-properties officeooo:rsid="001785f3" officeooo:paragraph-rsid="0019b3fd"/>
    </style:style>
    <style:style style:name="P19" style:family="paragraph" style:parent-style-name="Standard">
      <style:text-properties officeooo:rsid="001785f3" officeooo:paragraph-rsid="001b78f0"/>
    </style:style>
    <style:style style:name="P20" style:family="paragraph" style:parent-style-name="Standard">
      <style:text-properties fo:font-style="italic" fo:font-weight="bold" officeooo:rsid="0010a2f0" officeooo:paragraph-rsid="0010a2f0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language="en" fo:country="US" officeooo:rsid="00136d34" officeooo:paragraph-rsid="0012bf2d"/>
    </style:style>
    <style:style style:name="P22" style:family="paragraph" style:parent-style-name="Standard">
      <style:text-properties fo:language="en" fo:country="US" officeooo:rsid="00136d34" officeooo:paragraph-rsid="001785f3"/>
    </style:style>
    <style:style style:name="P23" style:family="paragraph" style:parent-style-name="Standard">
      <style:text-properties fo:language="en" fo:country="US" officeooo:rsid="0014d28e" officeooo:paragraph-rsid="0014d28e"/>
    </style:style>
    <style:style style:name="P24" style:family="paragraph" style:parent-style-name="Standard">
      <style:text-properties style:font-name="Times New Roman" fo:font-size="12pt" fo:language="ru" fo:country="RU" officeooo:rsid="0014d28e" officeooo:paragraph-rsid="0014d28e"/>
    </style:style>
    <style:style style:name="P25" style:family="paragraph" style:parent-style-name="Standard">
      <style:text-properties style:font-name="Times New Roman" fo:font-size="12pt" fo:language="ru" fo:country="RU" officeooo:rsid="00159448" officeooo:paragraph-rsid="0014d28e"/>
    </style:style>
    <style:style style:name="P26" style:family="paragraph" style:parent-style-name="Standard">
      <style:text-properties officeooo:rsid="00201296" officeooo:paragraph-rsid="00201296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d28e" officeooo:paragraph-rsid="0014d2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d28e" officeooo:paragraph-rsid="00159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9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9448" officeooo:paragraph-rsid="00159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4d28e" officeooo:paragraph-rsid="0014d2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4d28e" officeooo:paragraph-rsid="00159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4d28e" officeooo:paragraph-rsid="00159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59448" officeooo:paragraph-rsid="00159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2f7a"/>
    </style:style>
    <style:style style:name="T2" style:family="text">
      <style:text-properties officeooo:rsid="0012bf2d"/>
    </style:style>
    <style:style style:name="T3" style:family="text">
      <style:text-properties officeooo:rsid="0012e350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36d34"/>
    </style:style>
    <style:style style:name="T6" style:family="text">
      <style:text-properties fo:language="en" fo:country="US" officeooo:rsid="0014d28e"/>
    </style:style>
    <style:style style:name="T7" style:family="text">
      <style:text-properties fo:language="en" fo:country="US" officeooo:rsid="00159448"/>
    </style:style>
    <style:style style:name="T8" style:family="text">
      <style:text-properties fo:language="en" fo:country="US" officeooo:rsid="0019371d"/>
    </style:style>
    <style:style style:name="T9" style:family="text">
      <style:text-properties fo:language="en" fo:country="US" officeooo:rsid="001ca5eb"/>
    </style:style>
    <style:style style:name="T10" style:family="text">
      <style:text-properties fo:language="en" fo:country="US" officeooo:rsid="0020ce50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59448"/>
    </style:style>
    <style:style style:name="T13" style:family="text">
      <style:text-properties fo:language="ru" fo:country="RU" officeooo:rsid="0012bf2d"/>
    </style:style>
    <style:style style:name="T14" style:family="text">
      <style:text-properties fo:language="ru" fo:country="RU" officeooo:rsid="0012e350"/>
    </style:style>
    <style:style style:name="T15" style:family="text">
      <style:text-properties fo:language="ru" fo:country="RU" officeooo:rsid="0019b3fd"/>
    </style:style>
    <style:style style:name="T16" style:family="text">
      <style:text-properties style:font-name="Times New Roman" fo:font-size="12pt"/>
    </style:style>
    <style:style style:name="T17" style:family="text">
      <style:text-properties style:font-name="Times New Roman" fo:font-size="12pt" officeooo:rsid="00159448"/>
    </style:style>
    <style:style style:name="T18" style:family="text">
      <style:text-properties style:font-name="Times New Roman" fo:font-size="12pt" officeooo:rsid="0012bf2d"/>
    </style:style>
    <style:style style:name="T19" style:family="text">
      <style:text-properties style:font-name="Times New Roman" fo:font-size="12pt" officeooo:rsid="0012e350"/>
    </style:style>
    <style:style style:name="T20" style:family="text">
      <style:text-properties style:font-name="Times New Roman" fo:font-size="12pt" fo:language="en" fo:country="US" officeooo:rsid="001785f3"/>
    </style:style>
    <style:style style:name="T21" style:family="text">
      <style:text-properties style:font-name="Times New Roman" fo:font-size="12pt" officeooo:rsid="0019b3fd"/>
    </style:style>
    <style:style style:name="T22" style:family="text">
      <style:text-properties officeooo:rsid="00159448"/>
    </style:style>
    <style:style style:name="T23" style:family="text">
      <style:text-properties officeooo:rsid="0019b3f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Задача №1.</text:p>
      <text:p text:style-name="P1"/>
      <text:p text:style-name="P1">При оценивании математического ожидания обычно используется доверительный интервал вида <draw:frame draw:style-name="fr1" draw:name="Объект1" text:anchor-type="as-char" svg:y="-0.526cm" svg:width="5.466cm" svg:height="0.94cm" draw:z-index="0"><draw:object xlink:href="./Object 1" xlink:type="simple" xlink:show="embed" xlink:actuate="onLoad"/><draw:image xlink:href="./ObjectReplacements/Object 1" xlink:type="simple" xlink:show="embed" xlink:actuate="onLoad"/></draw:frame>. Этот интервал выведен в предпосылке, что элементы случайной выборки распределены по нормальному закону. Ваша задача — проверить, насколько хорошо этот интервал работает, если настоящее распределение <text:span text:style-name="T1">иное.</text:span></text:p>
      <text:p text:style-name="P1"/>
      <text:p text:style-name="P2">а) Для начала сгенерируйте 1000 случайных чисел из распределения, соответствующего вашему варианту. Постройте гистограмму с 10 столбцами для полученной искусственной выборки. <text:span text:style-name="T23">Это просто чтобы проверить, правильно ли вы генерируете случайные числа.</text:span></text:p>
      <text:p text:style-name="P2"/>
      <text:p text:style-name="P2">б) Теперь перейдём ближе к доверительным интервалам. Сгенерируйте выборку объёмом в 10 наблюдений из распределения, соответствующего вашему варианту. Рассчитайте обычный <text:span text:style-name="T2">95%</text:span> доверительный интервал для математического ожидания и проверьте, попадает ли настоящее математическое ожидание в <text:span text:style-name="T2">найденные</text:span> границы. Проведя 1000 таких испытаний, рассчитайте долю попаданий истинного математического ожидания в доверительный интервал.</text:p>
      <text:p text:style-name="P2"/>
      <text:p text:style-name="P2">в) <text:s/>Повторите эксперимент в пункте (б) для выборок объёмом в 15, 20, 25 и 30 наблюдений. <text:span text:style-name="T2">Представьте полученные результаты на графике, откладывая по горизонтальной оси число наблюдений в выборке, а по вертикальной — рассчитанные доли покрытий истинного математического ожидания доверительным интервалом.</text:span></text:p>
      <text:p text:style-name="P2"/>
      <text:p text:style-name="P2"/>
      <text:p text:style-name="P26">Ниже <draw:frame draw:style-name="fr1" draw:name="Объект28" text:anchor-type="as-char" svg:y="-0.386cm" svg:width="1.085cm" svg:height="0.506cm" draw:z-index="14"><draw:object xlink:href="./Object 28" xlink:type="simple" xlink:show="embed" xlink:actuate="onLoad"/><draw:image xlink:href="./ObjectReplacements/Object 28" xlink:type="simple" xlink:show="embed" xlink:actuate="onLoad"/></draw:frame><text:s/>— функция распределения для чисел, которые нужно будет генерировать.</text:p>
      <text:p text:style-name="P26"/>
      <text:p text:style-name="P3">Вариант №1.</text:p>
      <text:p text:style-name="P4"><draw:frame draw:style-name="fr1" draw:name="Объект2" text:anchor-type="as-char" svg:y="-0.681cm" svg:width="2.357cm" svg:height="1.118cm" draw:z-index="1"><draw:object xlink:href="./Object 2" xlink:type="simple" xlink:show="embed" xlink:actuate="onLoad"/><draw:image xlink:href="./ObjectReplacements/Object 2" xlink:type="simple" xlink:show="embed" xlink:actuate="onLoad"/></draw:frame>. Настоящее математическое ожидание: 0.</text:p>
      <text:p text:style-name="P3"/>
      <text:p text:style-name="P3">Вариант №2.</text:p>
      <text:p text:style-name="P4"><draw:frame draw:style-name="fr1" draw:name="Объект3" text:anchor-type="as-char" svg:y="-0.415cm" svg:width="3.443cm" svg:height="0.534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s/>при <draw:frame draw:style-name="fr1" draw:name="Объект4" text:anchor-type="as-char" svg:y="-0.377cm" svg:width="1.005cm" svg:height="0.467cm" draw:z-index="3"><draw:object xlink:href="./Object 4" xlink:type="simple" xlink:show="embed" xlink:actuate="onLoad"/><draw:image xlink:href="./ObjectReplacements/Object 4" xlink:type="simple" xlink:show="embed" xlink:actuate="onLoad"/></draw:frame>и <draw:frame draw:style-name="fr1" draw:name="Объект5" text:anchor-type="as-char" svg:y="-0.386cm" svg:width="1.646cm" svg:height="0.506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/><text:span text:style-name="T3">при </text:span><text:span text:style-name="T3"><draw:frame draw:style-name="fr1" draw:name="Объект6" text:anchor-type="as-char" svg:y="-0.377cm" svg:width="0.945cm" svg:height="0.46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">. Математическое ожидание: </text:span><text:span text:style-name="T5">2.</text:span></text:p>
      <text:p text:style-name="P21"/>
      <text:p text:style-name="P5">Вариант №3.</text:p>
      <text:p text:style-name="P6"><draw:frame draw:style-name="fr1" draw:name="Объект7" text:anchor-type="as-char" svg:y="-0.386cm" svg:width="4.216cm" svg:height="0.506cm" draw:z-index="6"><draw:object xlink:href="./Object 7" xlink:type="simple" xlink:show="embed" xlink:actuate="onLoad"/><draw:image xlink:href="./ObjectReplacements/Object 7" xlink:type="simple" xlink:show="embed" xlink:actuate="onLoad"/></draw:frame>. <text:span text:style-name="T23">Математическое ожидание: 0.5772.</text:span></text:p>
      <text:p text:style-name="P5"/>
      <text:p text:style-name="P7">Вариант №4. Распределение случайных чисел задаётся таблицей:</text:p>
      <table:table table:name="Таблица1" table:style-name="Таблица1" table:template-name="Базовый">
        <table:table-column table:style-name="Таблица1.A"/>
        <table:table-column table:style-name="Таблица1.B"/>
        <table:table-column table:style-name="Таблица1.C" table:number-columns-repeated="2"/>
        <table:table-row table:style-name="Таблица1.1">
          <table:table-cell table:style-name="Таблица1.A1" office:value-type="string">
            <text:p text:style-name="P27">значения:</text:p>
          </table:table-cell>
          <table:table-cell table:style-name="Таблица1.A1" office:value-type="string">
            <text:p text:style-name="P29"><text:s/><text:span text:style-name="T6">–1 </text:span></text:p>
          </table:table-cell>
          <table:table-cell table:style-name="Таблица1.A1" office:value-type="string">
            <text:p text:style-name="P27">0</text:p>
          </table:table-cell>
          <table:table-cell table:style-name="Таблица1.D1" office:value-type="string">
            <text:p text:style-name="P27">1</text:p>
          </table:table-cell>
        </table:table-row>
        <table:table-row>
          <table:table-cell table:style-name="Таблица1.A2" office:value-type="string">
            <text:p text:style-name="P27">вероятности:</text:p>
          </table:table-cell>
          <table:table-cell table:style-name="Таблица1.A2" office:value-type="string">
            <text:p text:style-name="P32">0.4</text:p>
          </table:table-cell>
          <table:table-cell table:style-name="Таблица1.A2" office:value-type="string">
            <text:p text:style-name="P32">0.2</text:p>
          </table:table-cell>
          <table:table-cell table:style-name="Таблица1.D2" office:value-type="string">
            <text:p text:style-name="P32">0.4</text:p>
          </table:table-cell>
        </table:table-row>
      </table:table>
      <text:p text:style-name="P7"><text:span text:style-name="T23">М</text:span>атематическое ожидание: <text:span text:style-name="T4">0.</text:span></text:p>
      <text:p text:style-name="P23"/>
      <text:p text:style-name="P7">Вариант №5. </text:p>
      <text:p text:style-name="P9"><draw:frame draw:style-name="fr1" draw:name="Объект8" text:anchor-type="as-char" svg:y="-0.619cm" svg:width="3.124cm" svg:height="1.058cm" draw:z-index="7"><draw:object xlink:href="./Object 8" xlink:type="simple" xlink:show="embed" xlink:actuate="onLoad"/><draw:image xlink:href="./ObjectReplacements/Object 8" xlink:type="simple" xlink:show="embed" xlink:actuate="onLoad"/></draw:frame><text:s/><text:span text:style-name="T2">при </text:span><text:span text:style-name="T2"><draw:frame draw:style-name="fr1" draw:name="Объект9" text:anchor-type="as-char" svg:y="-0.377cm" svg:width="1.005cm" svg:height="0.46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и </text:span><text:span text:style-name="T2"><draw:frame draw:style-name="fr1" draw:name="Объект10" text:anchor-type="as-char" svg:y="-0.386cm" svg:width="1.646cm" svg:height="0.506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"><text:s/>при </text:span><text:span text:style-name="T2"><draw:frame draw:style-name="fr1" draw:name="Объект11" text:anchor-type="as-char" svg:y="-0.377cm" svg:width="0.945cm" svg:height="0.46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">. М</text:span>атематическое ожидание: <text:span text:style-name="T7">2.4184.</text:span></text:p>
      <text:p text:style-name="P24"/>
      <text:p text:style-name="P25">Вариант №6.</text:p>
      <text:p text:style-name="P9"><text:span text:style-name="T17"><draw:frame draw:style-name="fr1" draw:name="Объект16" text:anchor-type="as-char" svg:y="-0.386cm" svg:width="4.703cm" svg:height="0.506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7"><text:s/></text:span><text:span text:style-name="T18">при </text:span><text:span text:style-name="T18"><draw:frame draw:style-name="fr1" draw:name="Объект17" text:anchor-type="as-char" svg:y="-0.377cm" svg:width="1.005cm" svg:height="0.467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8">и </text:span><text:span text:style-name="T18"><draw:frame draw:style-name="fr1" draw:name="Объект18" text:anchor-type="as-char" svg:y="-0.386cm" svg:width="1.646cm" svg:height="0.506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8"><text:s/></text:span><text:span text:style-name="T19">при </text:span><text:span text:style-name="T19"><draw:frame draw:style-name="fr1" draw:name="Объект19" text:anchor-type="as-char" svg:y="-0.377cm" svg:width="0.945cm" svg:height="0.467cm" draw:z-index="26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9">. </text:span></text:p>
      <text:p text:style-name="P9"><text:span text:style-name="T21">М</text:span><text:span text:style-name="T17">атематическое ожидание: </text:span><text:span text:style-name="T20">0.5964.</text:span></text:p>
      <text:p text:style-name="P25"/>
      <text:p text:style-name="P10"><text:span text:style-name="T17">В</text:span><text:span text:style-name="T16">ариант №7.</text:span></text:p>
      <text:p text:style-name="P8"><text:soft-page-break/>Распределение случайных чисел задаётся таблицей: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2"/>
        <table:table-row table:style-name="Таблица2.1">
          <table:table-cell table:style-name="Таблица2.A1" office:value-type="string">
            <text:p text:style-name="P28">значения:</text:p>
          </table:table-cell>
          <table:table-cell table:style-name="Таблица2.A1" office:value-type="string">
            <text:p text:style-name="P30"><text:s/><text:span text:style-name="T22">0</text:span><text:span text:style-name="T6"> </text:span></text:p>
          </table:table-cell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3</text:p>
          </table:table-cell>
          <table:table-cell table:style-name="Таблица2.E1" office:value-type="string">
            <text:p text:style-name="P31">10</text:p>
          </table:table-cell>
        </table:table-row>
        <table:table-row>
          <table:table-cell table:style-name="Таблица2.A2" office:value-type="string">
            <text:p text:style-name="P28">вероятности:</text:p>
          </table:table-cell>
          <table:table-cell table:style-name="Таблица2.A2" office:value-type="string">
            <text:p text:style-name="P33">0.<text:span text:style-name="T12">8</text:span></text:p>
          </table:table-cell>
          <table:table-cell table:style-name="Таблица2.A2" office:value-type="string">
            <text:p text:style-name="P33">0.<text:span text:style-name="T12">1</text:span></text:p>
          </table:table-cell>
          <table:table-cell table:style-name="Таблица2.A2" office:value-type="string">
            <text:p text:style-name="P34">0.<text:span text:style-name="T22">05</text:span></text:p>
          </table:table-cell>
          <table:table-cell table:style-name="Таблица2.E2" office:value-type="string">
            <text:p text:style-name="P35">0.05</text:p>
          </table:table-cell>
        </table:table-row>
      </table:table>
      <text:p text:style-name="P8"><text:span text:style-name="T23">М</text:span>атематическое ожидание: <text:span text:style-name="T4">0.</text:span><text:span text:style-name="T10">75.</text:span></text:p>
      <text:p text:style-name="P2"/>
      <text:p text:style-name="P16">Вариант №<text:span text:style-name="T4">8</text:span><text:span text:style-name="T11">.</text:span></text:p>
      <text:p text:style-name="P16"><text:span text:style-name="T11"><draw:frame draw:style-name="fr1" draw:name="Объект12" text:anchor-type="as-char" svg:y="-0.437cm" svg:width="2.351cm" svg:height="0.55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1"><text:s/>при </text:span><text:span text:style-name="T11"><draw:frame draw:style-name="fr1" draw:name="Объект13" text:anchor-type="as-char" svg:y="-0.377cm" svg:width="1.005cm" svg:height="0.46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1"><text:s/>и </text:span><text:span text:style-name="T11"><draw:frame draw:style-name="fr1" draw:name="Объект14" text:anchor-type="as-char" svg:y="-0.437cm" svg:width="3.106cm" svg:height="0.557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1"><text:s/>при </text:span><text:span text:style-name="T11"><draw:frame draw:style-name="fr1" draw:name="Объект15" text:anchor-type="as-char" svg:y="-0.377cm" svg:width="0.945cm" svg:height="0.467cm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1">. </text:span><text:span text:style-name="T15">Математическое ожидание: 0.</text:span></text:p>
      <text:p text:style-name="P2"/>
      <text:p text:style-name="P17">Вариант <text:span text:style-name="T11">№9.</text:span></text:p>
      <text:p text:style-name="P18"><text:span text:style-name="T11"><draw:frame draw:style-name="fr1" draw:name="Объект20" text:anchor-type="as-char" svg:y="-0.437cm" svg:width="4.212cm" svg:height="0.55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<text:s/></text:span><text:span text:style-name="T13">при </text:span><text:span text:style-name="T13"><draw:frame draw:style-name="fr1" draw:name="Объект21" text:anchor-type="as-char" svg:y="-0.377cm" svg:width="1.005cm" svg:height="0.467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3">и </text:span><text:span text:style-name="T13"><draw:frame draw:style-name="fr1" draw:name="Объект22" text:anchor-type="as-char" svg:y="-0.386cm" svg:width="1.646cm" svg:height="0.506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3"><text:s/></text:span><text:span text:style-name="T14">при </text:span><text:span text:style-name="T14"><draw:frame draw:style-name="fr1" draw:name="Объект23" text:anchor-type="as-char" svg:y="-0.377cm" svg:width="0.945cm" svg:height="0.467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4">. </text:span></text:p>
      <text:p text:style-name="P18"><text:span text:style-name="T15">М</text:span><text:span text:style-name="T14">атематическое ожидание: </text:span><text:span text:style-name="T4">1.</text:span><text:span text:style-name="T8">2533</text:span><text:span text:style-name="T5">.</text:span></text:p>
      <text:p text:style-name="P22"/>
      <text:p text:style-name="P11">Вариант №10.</text:p>
      <text:p text:style-name="P19"><text:span text:style-name="T11"><draw:frame draw:style-name="fr1" draw:name="Объект27" text:anchor-type="as-char" svg:y="-0.437cm" svg:width="2.686cm" svg:height="0.557cm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1"><text:s/></text:span><text:span text:style-name="T13">при </text:span><text:span text:style-name="T13"><draw:frame draw:style-name="fr1" draw:name="Объект24" text:anchor-type="as-char" svg:y="-0.377cm" svg:width="1.005cm" svg:height="0.467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3">и </text:span><text:span text:style-name="T13"><draw:frame draw:style-name="fr1" draw:name="Объект25" text:anchor-type="as-char" svg:y="-0.386cm" svg:width="1.646cm" svg:height="0.506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3"><text:s/></text:span><text:span text:style-name="T14">при </text:span><text:span text:style-name="T14"><draw:frame draw:style-name="fr1" draw:name="Объект26" text:anchor-type="as-char" svg:y="-0.377cm" svg:width="0.945cm" svg:height="0.467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4">. </text:span></text:p>
      <text:p text:style-name="P13"><text:span text:style-name="T23">Математическое ожидание: </text:span><text:span text:style-name="T9">0</text:span><text:span text:style-name="T4">.</text:span><text:span text:style-name="T9">4809</text:span><text:span text:style-name="T5">.</text:span></text:p>
      <text:p text:style-name="P12"/>
      <text:p text:style-name="P12"/>
      <text:p text:style-name="P12"><text:span text:style-name="T24">Примечания.</text:span> </text:p>
      <text:p text:style-name="P12"/>
      <text:p text:style-name="P12">В вариантах 4 и 7 не надо строить гистограмму с десятью столбцами. Можно привести таблицу наблюдаемых частот или построить гистограмму, адекватную вашему распределению. </text:p>
      <text:p text:style-name="P12"/>
      <text:p text:style-name="P15">Темы для вопросов на устной беседе.</text:p>
      <text:p text:style-name="P14"/>
      <text:p text:style-name="P14">Функция распределения, функция квантилей, метод обратного преобразования.</text:p>
      <text:p text:style-name="P14">Математическое ожидание, дисперсия, стандартное отклонение.</text:p>
      <text:p text:style-name="P14">Независимость случайных величин.</text:p>
      <text:p text:style-name="P14">Нормальное распределение, распределения хи-квадрат и Стьюдента. </text:p>
      <text:p text:style-name="P14">Оценки для математического ожидания, дисперсии, стандартного отклонения.</text:p>
      <text:p text:style-name="P14">Теорема Фишера.</text:p>
      <text:p text:style-name="P14">Доверительные интервал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1:22:55.491000000</meta:creation-date>
    <dc:date>2019-03-05T22:11:30.381000000</dc:date>
    <meta:editing-duration>PT25M28S</meta:editing-duration>
    <meta:editing-cycles>5</meta:editing-cycles>
    <meta:generator>LibreOffice/6.0.1.1$Windows_x86 LibreOffice_project/60bfb1526849283ce2491346ed2aa51c465abfe6</meta:generator>
    <meta:document-statistic meta:table-count="2" meta:image-count="0" meta:object-count="28" meta:page-count="2" meta:paragraph-count="58" meta:word-count="333" meta:character-count="2590" meta:non-whitespace-character-count="2286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−</mo>
        <msub>
          <mi>t</mi>
          <mrow>
            <mrow>
              <mi>n</mi>
              <mo stretchy="false">−</mo>
              <mn>1,</mn>
            </mrow>
            <mfrac>
              <mi>α</mi>
              <mn>2</mn>
            </mfrac>
          </mrow>
        </msub>
      </mrow>
      <mrow>
        <mfrac>
          <mover accent="true">
            <mi>σ</mi>
            <mo stretchy="false">^</mo>
          </mover>
          <msqrt>
            <mi>n</mi>
          </msqrt>
        </mfrac>
        <mo stretchy="false">&lt;</mo>
        <mi>μ</mi>
        <mo stretchy="false">&lt;</mo>
        <mrow>
          <mover accent="true">
            <mi>X</mi>
            <mo stretchy="false">¯</mo>
          </mover>
          <mo stretchy="false">+</mo>
          <msub>
            <mi>t</mi>
            <mrow>
              <mrow>
                <mi>n</mi>
                <mo stretchy="false">−</mo>
                <mn>1,</mn>
              </mrow>
              <mfrac>
                <mi>α</mi>
                <mn>2</mn>
              </mfrac>
            </mrow>
          </msub>
        </mrow>
      </mrow>
      <mfrac>
        <mover accent="true">
          <mi>σ</mi>
          <mo stretchy="false">^</mo>
        </mover>
        <msqrt>
          <mi>n</mi>
        </msqrt>
      </mfrac>
    </mrow>
    <annotation encoding="StarMath 5.0">bar X - t_{ n-1, %alpha over 2 } hat %sigma over sqrt n &lt; %mu &lt; bar X + t_{ n-1, %alpha over 2 } hat %sigma over sqrt n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x)=0</annotation>
  </semantics>
</math>
</file>

<file path=Object 11/content.xml><?xml version="1.0" encoding="utf-8"?>
<math xmlns="http://www.w3.org/1998/Math/MathML" display="block">
  <semantics>
    <mrow>
      <mi>x</mi>
      <mo stretchy="false">&lt;</mo>
      <mn>0</mn>
    </mrow>
    <annotation encoding="StarMath 5.0">x&lt;0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.5</mn>
      </mrow>
      <msup>
        <mi>e</mi>
        <mi>x</mi>
      </msup>
    </mrow>
    <annotation encoding="StarMath 5.0">F( x)=0.5e^x </annotation>
  </semantics>
</math>
</file>

<file path=Object 13/content.xml><?xml version="1.0" encoding="utf-8"?>
<math xmlns="http://www.w3.org/1998/Math/MathML" display="block">
  <semantics>
    <mrow>
      <mi>x</mi>
      <mo stretchy="false">≤</mo>
      <mn>0</mn>
    </mrow>
    <annotation encoding="StarMath 5.0">x&lt;=0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n>0.5</mn>
        </mrow>
      </mrow>
      <msup>
        <mi>e</mi>
        <mrow>
          <mo stretchy="false">−</mo>
          <mi>x</mi>
        </mrow>
      </msup>
    </mrow>
    <annotation encoding="StarMath 5.0">F( x)=1-0.5e^{-x }</annotation>
  </semantics>
</math>
</file>

<file path=Object 15/content.xml><?xml version="1.0" encoding="utf-8"?>
<math xmlns="http://www.w3.org/1998/Math/MathML" display="block">
  <semantics>
    <mrow>
      <mi>x</mi>
      <mo stretchy="false">&gt;</mo>
      <mn>0</mn>
    </mrow>
    <annotation encoding="StarMath 5.0">x&gt;0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i>exp</mi>
        </mrow>
      </mrow>
      <mrow>
        <mo fence="true" stretchy="false">(</mo>
        <mrow>
          <mrow>
            <mrow>
              <mn>1</mn>
              <mo stretchy="false">−</mo>
              <mi>exp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F( x )=1-exp( 1-exp(x))</annotation>
  </semantics>
</math>
</file>

<file path=Object 17/content.xml><?xml version="1.0" encoding="utf-8"?>
<math xmlns="http://www.w3.org/1998/Math/MathML" display="block">
  <semantics>
    <mrow>
      <mi>x</mi>
      <mo stretchy="false">≥</mo>
      <mn>0</mn>
    </mrow>
    <annotation encoding="StarMath 5.0">x&gt;=0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x)=0</annotation>
  </semantics>
</math>
</file>

<file path=Object 19/content.xml><?xml version="1.0" encoding="utf-8"?>
<math xmlns="http://www.w3.org/1998/Math/MathML" display="block">
  <semantics>
    <mrow>
      <mi>x</mi>
      <mo stretchy="false">&lt;</mo>
      <mn>0</mn>
    </mrow>
    <annotation encoding="StarMath 5.0">x&lt;0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sup>
            <mi>e</mi>
            <mi>x</mi>
          </msup>
          <mrow>
            <mn>1</mn>
            <mo stretchy="false">+</mo>
            <msup>
              <mi>e</mi>
              <mi>x</mi>
            </msup>
          </mrow>
        </mfrac>
      </mrow>
    </mrow>
    <annotation encoding="StarMath 5.0">F( x)={e^x} over {1+e^x}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i>exp</mi>
        </mrow>
      </mrow>
      <mrow>
        <mo fence="true" stretchy="false">(</mo>
        <mrow>
          <mrow>
            <mrow>
              <mo stretchy="false">−</mo>
              <mn>0.5</mn>
            </mrow>
            <msup>
              <mi>x</mi>
              <mn>2</mn>
            </msup>
          </mrow>
        </mrow>
        <mo fence="true" stretchy="false">)</mo>
      </mrow>
    </mrow>
    <annotation encoding="StarMath 5.0">F( x )=1-exp( -0.5x^2 )</annotation>
  </semantics>
</math>
</file>

<file path=Object 21/content.xml><?xml version="1.0" encoding="utf-8"?>
<math xmlns="http://www.w3.org/1998/Math/MathML" display="block">
  <semantics>
    <mrow>
      <mi>x</mi>
      <mo stretchy="false">≥</mo>
      <mn>0</mn>
    </mrow>
    <annotation encoding="StarMath 5.0">x&gt;=0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x)=0</annotation>
  </semantics>
</math>
</file>

<file path=Object 23/content.xml><?xml version="1.0" encoding="utf-8"?>
<math xmlns="http://www.w3.org/1998/Math/MathML" display="block">
  <semantics>
    <mrow>
      <mi>x</mi>
      <mo stretchy="false">&lt;</mo>
      <mn>0</mn>
    </mrow>
    <annotation encoding="StarMath 5.0">x&lt;0</annotation>
  </semantics>
</math>
</file>

<file path=Object 24/content.xml><?xml version="1.0" encoding="utf-8"?>
<math xmlns="http://www.w3.org/1998/Math/MathML" display="block">
  <semantics>
    <mrow>
      <mi>x</mi>
      <mo stretchy="false">≥</mo>
      <mn>0</mn>
    </mrow>
    <annotation encoding="StarMath 5.0">x&gt;=0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x)=0</annotation>
  </semantics>
</math>
</file>

<file path=Object 26/content.xml><?xml version="1.0" encoding="utf-8"?>
<math xmlns="http://www.w3.org/1998/Math/MathML" display="block">
  <semantics>
    <mrow>
      <mi>x</mi>
      <mo stretchy="false">&lt;</mo>
      <mn>0</mn>
    </mrow>
    <annotation encoding="StarMath 5.0">x&lt;0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sup>
            <mn>2</mn>
            <mrow>
              <mrow>
                <mo stretchy="false">−</mo>
                <mn>3</mn>
              </mrow>
              <mi>x</mi>
            </mrow>
          </msup>
        </mrow>
      </mrow>
    </mrow>
    <annotation encoding="StarMath 5.0">F( x )=1-2^{-3x}</annotation>
  </semantics>
</math>
</file>

<file path=Object 2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i>exp</mi>
        </mrow>
      </mrow>
      <mrow>
        <mo fence="true" stretchy="false">(</mo>
        <mrow>
          <msqrt>
            <mi>x</mi>
          </msqrt>
        </mrow>
        <mo fence="true" stretchy="false">)</mo>
      </mrow>
    </mrow>
    <annotation encoding="StarMath 5.0">F( x)=   1-exp( sqrt x )</annotation>
  </semantics>
</math>
</file>

<file path=Object 4/content.xml><?xml version="1.0" encoding="utf-8"?>
<math xmlns="http://www.w3.org/1998/Math/MathML" display="block">
  <semantics>
    <mrow>
      <mi>x</mi>
      <mo stretchy="false">≥</mo>
      <mn>0</mn>
    </mrow>
    <annotation encoding="StarMath 5.0">x&gt;=0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x)=0</annotation>
  </semantics>
</math>
</file>

<file path=Object 6/content.xml><?xml version="1.0" encoding="utf-8"?>
<math xmlns="http://www.w3.org/1998/Math/MathML" display="block">
  <semantics>
    <mrow>
      <mi>x</mi>
      <mo stretchy="false">&lt;</mo>
      <mn>0</mn>
    </mrow>
    <annotation encoding="StarMath 5.0">x&lt;0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i>exp</mi>
            </mrow>
            <mrow>
              <mo fence="true" stretchy="false">(</mo>
              <mrow>
                <mrow>
                  <mo stretchy="false">−</mo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F( x)=exp(-exp(-x) )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frac>
            <mn>1</mn>
            <mrow>
              <mn>1</mn>
              <mo stretchy="false">+</mo>
              <msup>
                <mi>x</mi>
                <mn>1.5</mn>
              </msup>
            </mrow>
          </mfrac>
        </mrow>
      </mrow>
    </mrow>
    <annotation encoding="StarMath 5.0">F( x )=1-1 over { 1+x^1.5 }</annotation>
  </semantics>
</math>
</file>

<file path=Object 9/content.xml><?xml version="1.0" encoding="utf-8"?>
<math xmlns="http://www.w3.org/1998/Math/MathML" display="block">
  <semantics>
    <mrow>
      <mi>x</mi>
      <mo stretchy="false">≥</mo>
      <mn>0</mn>
    </mrow>
    <annotation encoding="StarMath 5.0">x&gt;=0</annotation>
  </semantics>
</math>
</file>